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25"/>
    <style:style style:name="ce3" style:family="table-cell" style:parent-style-name="Default" style:data-style-name="N0">
      <style:table-cell-properties fo:background-color="#DAF2D0"/>
    </style:style>
    <style:style style:name="ce4" style:family="table-cell" style:parent-style-name="Default" style:data-style-name="N0">
      <style:table-cell-properties style:vertical-align="automatic" fo:background-color="#DAF2D0" style:repeat-content="false"/>
      <style:paragraph-properties fo:text-align="center"/>
    </style:style>
    <style:style style:name="ce5" style:family="table-cell" style:parent-style-name="Default" style:data-style-name="N0">
      <style:table-cell-properties fo:border="thin solid #000000" fo:background-color="#B5E6A2"/>
    </style:style>
    <style:style style:name="ce6" style:family="table-cell" style:parent-style-name="Default" style:data-style-name="N0">
      <style:table-cell-properties fo:background-color="#FBE2D5"/>
    </style:style>
    <style:style style:name="ce7" style:family="table-cell" style:parent-style-name="Default" style:data-style-name="N0">
      <style:table-cell-properties style:vertical-align="automatic" fo:background-color="#FBE2D5" style:repeat-content="false"/>
      <style:paragraph-properties fo:text-align="center"/>
    </style:style>
    <style:style style:name="ce8" style:family="table-cell" style:parent-style-name="Default" style:data-style-name="N0">
      <style:table-cell-properties fo:border-top="thin solid #000000" fo:border-bottom="none" fo:border-left="thin solid #000000" fo:border-right="thin solid #000000" fo:background-color="#B5E6A2"/>
    </style:style>
    <style:style style:name="ce9" style:family="table-cell" style:parent-style-name="Default" style:data-style-name="N0">
      <style:table-cell-properties fo:border="thin solid #000000" fo:background-color="#F7C7AC"/>
    </style:style>
    <style:style style:name="ce10" style:family="table-cell" style:parent-style-name="Default" style:data-style-name="N0">
      <style:table-cell-properties fo:border="thin solid #000000" fo:background-color="#B5E6A2"/>
    </style:style>
    <style:style style:name="ce11" style:family="table-cell" style:parent-style-name="Default" style:data-style-name="N0">
      <style:table-cell-properties fo:border="thin solid #000000" fo:background-color="#F7C7AC"/>
    </style:style>
    <style:style style:name="co1" style:family="table-column">
      <style:table-column-properties fo:break-before="auto" style:column-width="1.7145cm" style:use-optimal-column-width="true"/>
    </style:style>
    <style:style style:name="co2" style:family="table-column">
      <style:table-column-properties fo:break-before="auto" style:column-width="1.905cm" style:use-optimal-column-width="true"/>
    </style:style>
    <style:style style:name="co3" style:family="table-column">
      <style:table-column-properties fo:break-before="auto" style:column-width="2.0955cm" style:use-optimal-column-width="true"/>
    </style:style>
    <style:style style:name="co4" style:family="table-column">
      <style:table-column-properties fo:break-before="auto" style:column-width="2.286cm" style:use-optimal-column-width="true"/>
    </style:style>
    <style:style style:name="co5" style:family="table-column">
      <style:table-column-properties fo:break-before="auto" style:column-width="1.693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oglio1" table:style-name="ta1">
        <table:table-column table:style-name="co1" table:default-cell-style-name="ce1"/>
        <table:table-column table:style-name="co2" table:number-columns-repeated="5" table:default-cell-style-name="ce1"/>
        <table:table-column table:style-name="co3" table:default-cell-style-name="ce1"/>
        <table:table-column table:style-name="co2" table:default-cell-style-name="ce1"/>
        <table:table-column table:style-name="co3" table:number-columns-repeated="4" table:default-cell-style-name="ce1"/>
        <table:table-column table:style-name="co4" table:number-columns-repeated="2" table:default-cell-style-name="ce1"/>
        <table:table-column table:style-name="co3" table:number-columns-repeated="2" table:default-cell-style-name="ce1"/>
        <table:table-column table:style-name="co5" table:number-columns-repeated="16368" table:default-cell-style-name="ce1"/>
        <table:table-row table:style-name="ro1">
          <table:table-cell table:number-columns-repeated="16384"/>
        </table:table-row>
        <table:table-row table:style-name="ro1">
          <table:table-cell office:value-type="string" table:style-name="ce5">
            <text:p>#Qbit</text:p>
          </table:table-cell>
          <table:table-cell office:value-type="float" office:value="5" table:style-name="ce10">
            <text:p>5</text:p>
          </table:table-cell>
          <table:table-cell office:value-type="float" office:value="6" table:style-name="ce10">
            <text:p>6</text:p>
          </table:table-cell>
          <table:table-cell office:value-type="float" office:value="7" table:style-name="ce10">
            <text:p>7</text:p>
          </table:table-cell>
          <table:table-cell office:value-type="float" office:value="8" table:style-name="ce10">
            <text:p>8</text:p>
          </table:table-cell>
          <table:table-cell office:value-type="float" office:value="9" table:style-name="ce10">
            <text:p>9</text:p>
          </table:table-cell>
          <table:table-cell office:value-type="float" office:value="10" table:style-name="ce10">
            <text:p>10</text:p>
          </table:table-cell>
          <table:table-cell office:value-type="float" office:value="11" table:style-name="ce10">
            <text:p>11</text:p>
          </table:table-cell>
          <table:table-cell office:value-type="float" office:value="12" table:style-name="ce10">
            <text:p>12</text:p>
          </table:table-cell>
          <table:table-cell office:value-type="float" office:value="13" table:style-name="ce10">
            <text:p>13</text:p>
          </table:table-cell>
          <table:table-cell office:value-type="float" office:value="14" table:style-name="ce10">
            <text:p>14</text:p>
          </table:table-cell>
          <table:table-cell office:value-type="float" office:value="15" table:style-name="ce10">
            <text:p>15</text:p>
          </table:table-cell>
          <table:table-cell office:value-type="float" office:value="16" table:style-name="ce10">
            <text:p>16</text:p>
          </table:table-cell>
          <table:table-cell office:value-type="float" office:value="17" table:style-name="ce10">
            <text:p>17</text:p>
          </table:table-cell>
          <table:table-cell office:value-type="float" office:value="18" table:style-name="ce10">
            <text:p>18</text:p>
          </table:table-cell>
          <table:table-cell office:value-type="float" office:value="19" table:style-name="ce10">
            <text:p>19</text:p>
          </table:table-cell>
          <table:table-cell table:number-columns-repeated="16368"/>
        </table:table-row>
        <table:table-row table:style-name="ro1">
          <table:table-cell office:value-type="string" table:number-columns-spanned="1" table:number-rows-spanned="5" table:style-name="ce4">
            <text:p>GPU</text:p>
          </table:table-cell>
          <table:table-cell office:value-type="float" office:value="3.5209519999999999" table:style-name="ce3">
            <text:p>3.520952</text:p>
          </table:table-cell>
          <table:table-cell office:value-type="float" office:value="3.924099" table:style-name="ce3">
            <text:p>3.924099</text:p>
          </table:table-cell>
          <table:table-cell office:value-type="float" office:value="4.3766249999999998" table:style-name="ce3">
            <text:p>4.376625</text:p>
          </table:table-cell>
          <table:table-cell office:value-type="float" office:value="6.7323979999999999" table:style-name="ce3">
            <text:p>6.732398</text:p>
          </table:table-cell>
          <table:table-cell office:value-type="float" office:value="5.7096790000000004" table:style-name="ce3">
            <text:p>5.709679</text:p>
          </table:table-cell>
          <table:table-cell office:value-type="float" office:value="6.3477240000000004" table:style-name="ce3">
            <text:p>6.347724</text:p>
          </table:table-cell>
          <table:table-cell office:value-type="float" office:value="6.7395370000000003" table:style-name="ce3">
            <text:p>6.739537</text:p>
          </table:table-cell>
          <table:table-cell office:value-type="float" office:value="9.1204190000000001" table:style-name="ce3">
            <text:p>9.120419</text:p>
          </table:table-cell>
          <table:table-cell office:value-type="float" office:value="8.6608140000000002" table:style-name="ce3">
            <text:p>8.660814</text:p>
          </table:table-cell>
          <table:table-cell office:value-type="float" office:value="8.9290719999999997" table:style-name="ce3">
            <text:p>8.929072</text:p>
          </table:table-cell>
          <table:table-cell office:value-type="float" office:value="9.3362490000000005" table:style-name="ce3">
            <text:p>9.336249</text:p>
          </table:table-cell>
          <table:table-cell office:value-type="float" office:value="9.9334129999999998" table:style-name="ce3">
            <text:p>9.933413</text:p>
          </table:table-cell>
          <table:table-cell office:value-type="float" office:value="10.323601999999999" table:style-name="ce3">
            <text:p>10.323602</text:p>
          </table:table-cell>
          <table:table-cell office:value-type="float" office:value="21.142378000000001" table:style-name="ce3">
            <text:p>21.142378</text:p>
          </table:table-cell>
          <table:table-cell office:value-type="float" office:value="39.686951000000001" table:style-name="ce3">
            <text:p>39.686951</text:p>
          </table:table-cell>
          <table:table-cell table:number-columns-repeated="16368"/>
        </table:table-row>
        <table:table-row table:style-name="ro1">
          <table:covered-table-cell/>
          <table:table-cell office:value-type="float" office:value="3.3645239999999998" table:style-name="ce3">
            <text:p>3.364524</text:p>
          </table:table-cell>
          <table:table-cell office:value-type="float" office:value="4.8210940000000004" table:style-name="ce3">
            <text:p>4.821094</text:p>
          </table:table-cell>
          <table:table-cell office:value-type="float" office:value="4.4372150000000001" table:style-name="ce3">
            <text:p>4.437215</text:p>
          </table:table-cell>
          <table:table-cell office:value-type="float" office:value="4.7226319999999999" table:style-name="ce3">
            <text:p>4.722632</text:p>
          </table:table-cell>
          <table:table-cell office:value-type="float" office:value="5.3299640000000004" table:style-name="ce3">
            <text:p>5.329964</text:p>
          </table:table-cell>
          <table:table-cell office:value-type="float" office:value="6.0493750000000004" table:style-name="ce3">
            <text:p>6.049375</text:p>
          </table:table-cell>
          <table:table-cell office:value-type="float" office:value="6.9034269999999998" table:style-name="ce3">
            <text:p>6.903427</text:p>
          </table:table-cell>
          <table:table-cell office:value-type="float" office:value="6.5500809999999996" table:style-name="ce3">
            <text:p>6.550081</text:p>
          </table:table-cell>
          <table:table-cell office:value-type="float" office:value="8.0256260000000008" table:style-name="ce3">
            <text:p>8.025626</text:p>
          </table:table-cell>
          <table:table-cell office:value-type="float" office:value="8.1959300000000006" table:style-name="ce3">
            <text:p>8.19593</text:p>
          </table:table-cell>
          <table:table-cell office:value-type="float" office:value="8.6374119999999994" table:style-name="ce3">
            <text:p>8.637412</text:p>
          </table:table-cell>
          <table:table-cell office:value-type="float" office:value="8.5897760000000005" table:style-name="ce3">
            <text:p>8.589776</text:p>
          </table:table-cell>
          <table:table-cell office:value-type="float" office:value="9.4965869999999999" table:style-name="ce3">
            <text:p>9.496587</text:p>
          </table:table-cell>
          <table:table-cell office:value-type="float" office:value="18.86815" table:style-name="ce3">
            <text:p>18.86815</text:p>
          </table:table-cell>
          <table:table-cell office:value-type="float" office:value="48.363722000000003" table:style-name="ce3">
            <text:p>48.363722</text:p>
          </table:table-cell>
          <table:table-cell table:number-columns-repeated="16368"/>
        </table:table-row>
        <table:table-row table:style-name="ro1">
          <table:covered-table-cell/>
          <table:table-cell office:value-type="float" office:value="3.4712429999999999" table:style-name="ce3">
            <text:p>3.471243</text:p>
          </table:table-cell>
          <table:table-cell office:value-type="float" office:value="4.534014" table:style-name="ce3">
            <text:p>4.534014</text:p>
          </table:table-cell>
          <table:table-cell office:value-type="float" office:value="5.0120719999999999" table:style-name="ce3">
            <text:p>5.012072</text:p>
          </table:table-cell>
          <table:table-cell office:value-type="float" office:value="5.9903709999999997" table:style-name="ce3">
            <text:p>5.990371</text:p>
          </table:table-cell>
          <table:table-cell office:value-type="float" office:value="5.5046299999999997" table:style-name="ce3">
            <text:p>5.50463</text:p>
          </table:table-cell>
          <table:table-cell office:value-type="float" office:value="5.7617750000000001" table:style-name="ce3">
            <text:p>5.761775</text:p>
          </table:table-cell>
          <table:table-cell office:value-type="float" office:value="7.0370010000000001" table:style-name="ce3">
            <text:p>7.037001</text:p>
          </table:table-cell>
          <table:table-cell office:value-type="float" office:value="6.9715069999999999" table:style-name="ce3">
            <text:p>6.971507</text:p>
          </table:table-cell>
          <table:table-cell office:value-type="float" office:value="10.901311" table:style-name="ce3">
            <text:p>10.901311</text:p>
          </table:table-cell>
          <table:table-cell office:value-type="float" office:value="7.6327059999999998" table:style-name="ce3">
            <text:p>7.632706</text:p>
          </table:table-cell>
          <table:table-cell office:value-type="float" office:value="8.509328" table:style-name="ce3">
            <text:p>8.509328</text:p>
          </table:table-cell>
          <table:table-cell office:value-type="float" office:value="8.5301010000000002" table:style-name="ce3">
            <text:p>8.530101</text:p>
          </table:table-cell>
          <table:table-cell office:value-type="float" office:value="9.4067299999999996" table:style-name="ce3">
            <text:p>9.40673</text:p>
          </table:table-cell>
          <table:table-cell office:value-type="float" office:value="20.675529999999998" table:style-name="ce3">
            <text:p>20.67553</text:p>
          </table:table-cell>
          <table:table-cell office:value-type="float" office:value="47.172400000000003" table:style-name="ce3">
            <text:p>47.1724</text:p>
          </table:table-cell>
          <table:table-cell table:number-columns-repeated="16368"/>
        </table:table-row>
        <table:table-row table:style-name="ro1">
          <table:covered-table-cell/>
          <table:table-cell office:value-type="float" office:value="3.2928160000000002" table:style-name="ce3">
            <text:p>3.292816</text:p>
          </table:table-cell>
          <table:table-cell office:value-type="float" office:value="4.4792519999999998" table:style-name="ce3">
            <text:p>4.479252</text:p>
          </table:table-cell>
          <table:table-cell office:value-type="float" office:value="5.2838469999999997" table:style-name="ce3">
            <text:p>5.283847</text:p>
          </table:table-cell>
          <table:table-cell office:value-type="float" office:value="5.0844990000000001" table:style-name="ce3">
            <text:p>5.084499</text:p>
          </table:table-cell>
          <table:table-cell office:value-type="float" office:value="5.2588509999999999" table:style-name="ce3">
            <text:p>5.258851</text:p>
          </table:table-cell>
          <table:table-cell office:value-type="float" office:value="6.129537" table:style-name="ce3">
            <text:p>6.129537</text:p>
          </table:table-cell>
          <table:table-cell office:value-type="float" office:value="6.3290550000000003" table:style-name="ce3">
            <text:p>6.329055</text:p>
          </table:table-cell>
          <table:table-cell office:value-type="float" office:value="7.2808979999999996" table:style-name="ce3">
            <text:p>7.280898</text:p>
          </table:table-cell>
          <table:table-cell office:value-type="float" office:value="8.1492699999999996" table:style-name="ce3">
            <text:p>8.14927</text:p>
          </table:table-cell>
          <table:table-cell office:value-type="float" office:value="9.2002450000000007" table:style-name="ce3">
            <text:p>9.200245</text:p>
          </table:table-cell>
          <table:table-cell office:value-type="float" office:value="9.3743569999999998" table:style-name="ce3">
            <text:p>9.374357</text:p>
          </table:table-cell>
          <table:table-cell office:value-type="float" office:value="8.7155170000000002" table:style-name="ce3">
            <text:p>8.715517</text:p>
          </table:table-cell>
          <table:table-cell office:value-type="float" office:value="10.308596" table:style-name="ce3">
            <text:p>10.308596</text:p>
          </table:table-cell>
          <table:table-cell office:value-type="float" office:value="21.060200999999999" table:style-name="ce3">
            <text:p>21.060201</text:p>
          </table:table-cell>
          <table:table-cell office:value-type="float" office:value="47.485480000000003" table:style-name="ce3">
            <text:p>47.48548</text:p>
          </table:table-cell>
          <table:table-cell table:number-columns-repeated="16368"/>
        </table:table-row>
        <table:table-row table:style-name="ro1">
          <table:covered-table-cell/>
          <table:table-cell office:value-type="float" office:value="3.5358079999999998" table:style-name="ce3">
            <text:p>3.535808</text:p>
          </table:table-cell>
          <table:table-cell office:value-type="float" office:value="4.2196540000000002" table:style-name="ce3">
            <text:p>4.219654</text:p>
          </table:table-cell>
          <table:table-cell office:value-type="float" office:value="4.2100929999999996" table:style-name="ce3">
            <text:p>4.210093</text:p>
          </table:table-cell>
          <table:table-cell office:value-type="float" office:value="5.2077369999999998" table:style-name="ce3">
            <text:p>5.207737</text:p>
          </table:table-cell>
          <table:table-cell office:value-type="float" office:value="5.5693609999999998" table:style-name="ce3">
            <text:p>5.569361</text:p>
          </table:table-cell>
          <table:table-cell office:value-type="float" office:value="7.0610819999999999" table:style-name="ce3">
            <text:p>7.061082</text:p>
          </table:table-cell>
          <table:table-cell office:value-type="float" office:value="8.5311210000000006" table:style-name="ce3">
            <text:p>8.531121</text:p>
          </table:table-cell>
          <table:table-cell office:value-type="float" office:value="7.9250639999999999" table:style-name="ce3">
            <text:p>7.925064</text:p>
          </table:table-cell>
          <table:table-cell office:value-type="float" office:value="7.3969779999999998" table:style-name="ce3">
            <text:p>7.396978</text:p>
          </table:table-cell>
          <table:table-cell office:value-type="float" office:value="11.198667" table:style-name="ce3">
            <text:p>11.198667</text:p>
          </table:table-cell>
          <table:table-cell office:value-type="float" office:value="8.2471589999999999" table:style-name="ce3">
            <text:p>8.247159</text:p>
          </table:table-cell>
          <table:table-cell office:value-type="float" office:value="8.9513040000000004" table:style-name="ce3">
            <text:p>8.951304</text:p>
          </table:table-cell>
          <table:table-cell office:value-type="float" office:value="9.3358109999999996" table:style-name="ce3">
            <text:p>9.335811</text:p>
          </table:table-cell>
          <table:table-cell office:value-type="float" office:value="20.205978000000002" table:style-name="ce3">
            <text:p>20.205978</text:p>
          </table:table-cell>
          <table:table-cell office:value-type="float" office:value="46.340665999999999" table:style-name="ce3">
            <text:p>46.340666</text:p>
          </table:table-cell>
          <table:table-cell table:number-columns-repeated="16368"/>
        </table:table-row>
        <table:table-row table:style-name="ro1">
          <table:table-cell office:value-type="string" table:style-name="ce8">
            <text:p>AVG_GPU</text:p>
          </table:table-cell>
          <table:table-cell office:value-type="float" office:value="3.4370685999999999" table:formula="of:=AVERAGE([.B3:.B7])" table:style-name="ce8">
            <text:p>3.4370686</text:p>
          </table:table-cell>
          <table:table-cell office:value-type="float" office:value="4.3956226000000003" table:formula="of:=AVERAGE([.C3:.C7])" table:style-name="ce8">
            <text:p>4.3956226</text:p>
          </table:table-cell>
          <table:table-cell office:value-type="float" office:value="4.6639703999999993" table:formula="of:=AVERAGE([.D3:.D7])" table:style-name="ce8">
            <text:p>4.6639704</text:p>
          </table:table-cell>
          <table:table-cell office:value-type="float" office:value="5.5475273999999999" table:formula="of:=AVERAGE([.E3:.E7])" table:style-name="ce8">
            <text:p>5.5475274</text:p>
          </table:table-cell>
          <table:table-cell office:value-type="float" office:value="5.4744970000000004" table:formula="of:=AVERAGE([.F3:.F7])" table:style-name="ce8">
            <text:p>5.474497</text:p>
          </table:table-cell>
          <table:table-cell office:value-type="float" office:value="6.2698985999999994" table:formula="of:=AVERAGE([.G3:.G7])" table:style-name="ce8">
            <text:p>6.2698986</text:p>
          </table:table-cell>
          <table:table-cell office:value-type="float" office:value="7.1080281999999997" table:formula="of:=AVERAGE([.H3:.H7])" table:style-name="ce8">
            <text:p>7.1080282</text:p>
          </table:table-cell>
          <table:table-cell office:value-type="float" office:value="7.5695937999999998" table:formula="of:=AVERAGE([.I3:.I7])" table:style-name="ce8">
            <text:p>7.5695938</text:p>
          </table:table-cell>
          <table:table-cell office:value-type="float" office:value="8.6267997999999988" table:formula="of:=AVERAGE([.J3:.J7])" table:style-name="ce8">
            <text:p>8.6267998</text:p>
          </table:table-cell>
          <table:table-cell office:value-type="float" office:value="9.0313240000000015" table:formula="of:=AVERAGE([.K3:.K7])" table:style-name="ce8">
            <text:p>9.031324</text:p>
          </table:table-cell>
          <table:table-cell office:value-type="float" office:value="8.820901000000001" table:formula="of:=AVERAGE([.L3:.L7])" table:style-name="ce8">
            <text:p>8.820901</text:p>
          </table:table-cell>
          <table:table-cell office:value-type="float" office:value="8.9440222000000009" table:formula="of:=AVERAGE([.M3:.M7])" table:style-name="ce8">
            <text:p>8.9440222</text:p>
          </table:table-cell>
          <table:table-cell office:value-type="float" office:value="9.7742651999999985" table:formula="of:=AVERAGE([.N3:.N7])" table:style-name="ce8">
            <text:p>9.7742652</text:p>
          </table:table-cell>
          <table:table-cell office:value-type="float" office:value="20.390447400000003" table:formula="of:=AVERAGE([.O3:.O7])" table:style-name="ce5">
            <text:p>20.3904474</text:p>
          </table:table-cell>
          <table:table-cell office:value-type="float" office:value="45.809843799999996" table:formula="of:=AVERAGE([.P3:.P7])" table:style-name="ce5">
            <text:p>45.8098438</text:p>
          </table:table-cell>
          <table:table-cell table:number-columns-repeated="16368"/>
        </table:table-row>
        <table:table-row table:style-name="ro1">
          <table:table-cell office:value-type="string" table:style-name="ce9">
            <text:p>#Qbit</text:p>
          </table:table-cell>
          <table:table-cell office:value-type="float" office:value="5" table:style-name="ce11">
            <text:p>5</text:p>
          </table:table-cell>
          <table:table-cell office:value-type="float" office:value="6" table:style-name="ce11">
            <text:p>6</text:p>
          </table:table-cell>
          <table:table-cell office:value-type="float" office:value="7" table:style-name="ce11">
            <text:p>7</text:p>
          </table:table-cell>
          <table:table-cell office:value-type="float" office:value="8" table:style-name="ce11">
            <text:p>8</text:p>
          </table:table-cell>
          <table:table-cell office:value-type="float" office:value="9" table:style-name="ce11">
            <text:p>9</text:p>
          </table:table-cell>
          <table:table-cell office:value-type="float" office:value="10" table:style-name="ce11">
            <text:p>10</text:p>
          </table:table-cell>
          <table:table-cell office:value-type="float" office:value="11" table:style-name="ce11">
            <text:p>11</text:p>
          </table:table-cell>
          <table:table-cell office:value-type="float" office:value="12" table:style-name="ce11">
            <text:p>12</text:p>
          </table:table-cell>
          <table:table-cell office:value-type="float" office:value="13" table:style-name="ce11">
            <text:p>13</text:p>
          </table:table-cell>
          <table:table-cell office:value-type="float" office:value="14" table:style-name="ce11">
            <text:p>14</text:p>
          </table:table-cell>
          <table:table-cell office:value-type="float" office:value="15" table:style-name="ce11">
            <text:p>15</text:p>
          </table:table-cell>
          <table:table-cell office:value-type="float" office:value="16" table:style-name="ce11">
            <text:p>16</text:p>
          </table:table-cell>
          <table:table-cell office:value-type="float" office:value="17" table:style-name="ce11">
            <text:p>17</text:p>
          </table:table-cell>
          <table:table-cell office:value-type="float" office:value="18" table:style-name="ce11">
            <text:p>18</text:p>
          </table:table-cell>
          <table:table-cell table:number-columns-repeated="16369" table:style-name="ce1"/>
        </table:table-row>
        <table:table-row table:style-name="ro1">
          <table:table-cell office:value-type="string" table:number-columns-spanned="1" table:number-rows-spanned="5" table:style-name="ce7">
            <text:p>CPU</text:p>
          </table:table-cell>
          <table:table-cell office:value-type="float" office:value="1.8343700000000001" table:style-name="ce6">
            <text:p>1.83437</text:p>
          </table:table-cell>
          <table:table-cell office:value-type="float" office:value="2.348706" table:style-name="ce6">
            <text:p>2.348706</text:p>
          </table:table-cell>
          <table:table-cell office:value-type="float" office:value="3.3103050000000001" table:style-name="ce6">
            <text:p>3.310305</text:p>
          </table:table-cell>
          <table:table-cell office:value-type="float" office:value="4.6647429999999996" table:style-name="ce6">
            <text:p>4.664743</text:p>
          </table:table-cell>
          <table:table-cell office:value-type="float" office:value="8.1131499999999992" table:style-name="ce6">
            <text:p>8.11315</text:p>
          </table:table-cell>
          <table:table-cell office:value-type="float" office:value="13.978811" table:style-name="ce6">
            <text:p>13.978811</text:p>
          </table:table-cell>
          <table:table-cell office:value-type="float" office:value="5.6052860000000004" table:style-name="ce6">
            <text:p>5.605286</text:p>
          </table:table-cell>
          <table:table-cell office:value-type="float" office:value="11.671873" table:style-name="ce6">
            <text:p>11.671873</text:p>
          </table:table-cell>
          <table:table-cell office:value-type="float" office:value="28.676441000000001" table:style-name="ce6">
            <text:p>28.676441</text:p>
          </table:table-cell>
          <table:table-cell office:value-type="float" office:value="47.794426000000001" table:style-name="ce6">
            <text:p>47.794426</text:p>
          </table:table-cell>
          <table:table-cell office:value-type="float" office:value="105.84915100000001" table:style-name="ce6">
            <text:p>105.849151</text:p>
          </table:table-cell>
          <table:table-cell office:value-type="float" office:value="231.08469199999999" table:style-name="ce6">
            <text:p>231.084692</text:p>
          </table:table-cell>
          <table:table-cell office:value-type="float" office:value="469.90869600000002" table:style-name="ce6">
            <text:p>469.908696</text:p>
          </table:table-cell>
          <table:table-cell office:value-type="float" office:value="908.79647399999999" table:style-name="ce6">
            <text:p>908.796474</text:p>
          </table:table-cell>
          <table:table-cell table:number-columns-repeated="16369" table:style-name="ce1"/>
        </table:table-row>
        <table:table-row table:style-name="ro1">
          <table:covered-table-cell/>
          <table:table-cell office:value-type="float" office:value="1.452488" table:style-name="ce6">
            <text:p>1.452488</text:p>
          </table:table-cell>
          <table:table-cell office:value-type="float" office:value="2.0315820000000002" table:style-name="ce6">
            <text:p>2.031582</text:p>
          </table:table-cell>
          <table:table-cell office:value-type="float" office:value="2.6919209999999998" table:style-name="ce6">
            <text:p>2.691921</text:p>
          </table:table-cell>
          <table:table-cell office:value-type="float" office:value="4.0747119999999999" table:style-name="ce6">
            <text:p>4.074712</text:p>
          </table:table-cell>
          <table:table-cell office:value-type="float" office:value="7.0005090000000001" table:style-name="ce6">
            <text:p>7.000509</text:p>
          </table:table-cell>
          <table:table-cell office:value-type="float" office:value="12.918143000000001" table:style-name="ce6">
            <text:p>12.918143</text:p>
          </table:table-cell>
          <table:table-cell office:value-type="float" office:value="5.1210570000000004" table:style-name="ce6">
            <text:p>5.121057</text:p>
          </table:table-cell>
          <table:table-cell office:value-type="float" office:value="10.99239" table:style-name="ce6">
            <text:p>10.99239</text:p>
          </table:table-cell>
          <table:table-cell office:value-type="float" office:value="24.782368999999999" table:style-name="ce6">
            <text:p>24.782369</text:p>
          </table:table-cell>
          <table:table-cell office:value-type="float" office:value="48.518147999999997" table:style-name="ce6">
            <text:p>48.518148</text:p>
          </table:table-cell>
          <table:table-cell office:value-type="float" office:value="105.688962" table:style-name="ce6">
            <text:p>105.688962</text:p>
          </table:table-cell>
          <table:table-cell office:value-type="float" office:value="213.96135200000001" table:style-name="ce6">
            <text:p>213.961352</text:p>
          </table:table-cell>
          <table:table-cell office:value-type="float" office:value="442.30077799999998" table:style-name="ce6">
            <text:p>442.300778</text:p>
          </table:table-cell>
          <table:table-cell office:value-type="float" office:value="919.64260300000001" table:style-name="ce6">
            <text:p>919.642603</text:p>
          </table:table-cell>
          <table:table-cell table:number-columns-repeated="16369" table:style-name="ce1"/>
        </table:table-row>
        <table:table-row table:style-name="ro1">
          <table:covered-table-cell/>
          <table:table-cell office:value-type="float" office:value="1.426361" table:style-name="ce6">
            <text:p>1.426361</text:p>
          </table:table-cell>
          <table:table-cell office:value-type="float" office:value="1.9122049999999999" table:style-name="ce6">
            <text:p>1.912205</text:p>
          </table:table-cell>
          <table:table-cell office:value-type="float" office:value="2.7168649999999999" table:style-name="ce6">
            <text:p>2.716865</text:p>
          </table:table-cell>
          <table:table-cell office:value-type="float" office:value="4.3848630000000002" table:style-name="ce6">
            <text:p>4.384863</text:p>
          </table:table-cell>
          <table:table-cell office:value-type="float" office:value="6.9759209999999996" table:style-name="ce6">
            <text:p>6.975921</text:p>
          </table:table-cell>
          <table:table-cell office:value-type="float" office:value="12.476535999999999" table:style-name="ce6">
            <text:p>12.476536</text:p>
          </table:table-cell>
          <table:table-cell office:value-type="float" office:value="5.2455179999999997" table:style-name="ce6">
            <text:p>5.245518</text:p>
          </table:table-cell>
          <table:table-cell office:value-type="float" office:value="11.07419" table:style-name="ce6">
            <text:p>11.07419</text:p>
          </table:table-cell>
          <table:table-cell office:value-type="float" office:value="23.144848" table:style-name="ce6">
            <text:p>23.144848</text:p>
          </table:table-cell>
          <table:table-cell office:value-type="float" office:value="48.787309" table:style-name="ce6">
            <text:p>48.787309</text:p>
          </table:table-cell>
          <table:table-cell office:value-type="float" office:value="101.866731" table:style-name="ce6">
            <text:p>101.866731</text:p>
          </table:table-cell>
          <table:table-cell office:value-type="float" office:value="214.15012899999999" table:style-name="ce6">
            <text:p>214.150129</text:p>
          </table:table-cell>
          <table:table-cell office:value-type="float" office:value="441.79489599999999" table:style-name="ce6">
            <text:p>441.794896</text:p>
          </table:table-cell>
          <table:table-cell office:value-type="float" office:value="900.00245399999994" table:style-name="ce6">
            <text:p>900.002454</text:p>
          </table:table-cell>
          <table:table-cell table:number-columns-repeated="16369" table:style-name="ce1"/>
        </table:table-row>
        <table:table-row table:style-name="ro1">
          <table:covered-table-cell/>
          <table:table-cell office:value-type="float" office:value="1.507549" table:style-name="ce6">
            <text:p>1.507549</text:p>
          </table:table-cell>
          <table:table-cell office:value-type="float" office:value="1.907208" table:style-name="ce6">
            <text:p>1.907208</text:p>
          </table:table-cell>
          <table:table-cell office:value-type="float" office:value="2.6858409999999999" table:style-name="ce6">
            <text:p>2.685841</text:p>
          </table:table-cell>
          <table:table-cell office:value-type="float" office:value="4.1334660000000003" table:style-name="ce6">
            <text:p>4.133466</text:p>
          </table:table-cell>
          <table:table-cell office:value-type="float" office:value="7.4558590000000002" table:style-name="ce6">
            <text:p>7.455859</text:p>
          </table:table-cell>
          <table:table-cell office:value-type="float" office:value="12.512935000000001" table:style-name="ce6">
            <text:p>12.512935</text:p>
          </table:table-cell>
          <table:table-cell office:value-type="float" office:value="5.0865320000000001" table:style-name="ce6">
            <text:p>5.086532</text:p>
          </table:table-cell>
          <table:table-cell office:value-type="float" office:value="10.462612999999999" table:style-name="ce6">
            <text:p>10.462613</text:p>
          </table:table-cell>
          <table:table-cell office:value-type="float" office:value="23.167408000000002" table:style-name="ce6">
            <text:p>23.167408</text:p>
          </table:table-cell>
          <table:table-cell office:value-type="float" office:value="46.692219999999999" table:style-name="ce6">
            <text:p>46.69222</text:p>
          </table:table-cell>
          <table:table-cell office:value-type="float" office:value="104.08095299999999" table:style-name="ce6">
            <text:p>104.080953</text:p>
          </table:table-cell>
          <table:table-cell office:value-type="float" office:value="214.04316299999999" table:style-name="ce6">
            <text:p>214.043163</text:p>
          </table:table-cell>
          <table:table-cell office:value-type="float" office:value="436.961592" table:style-name="ce6">
            <text:p>436.961592</text:p>
          </table:table-cell>
          <table:table-cell office:value-type="float" office:value="887.17379500000004" table:style-name="ce6">
            <text:p>887.173795</text:p>
          </table:table-cell>
          <table:table-cell table:number-columns-repeated="16369" table:style-name="ce1"/>
        </table:table-row>
        <table:table-row table:style-name="ro1">
          <table:covered-table-cell/>
          <table:table-cell office:value-type="float" office:value="1.514526" table:style-name="ce6">
            <text:p>1.514526</text:p>
          </table:table-cell>
          <table:table-cell office:value-type="float" office:value="1.922412" table:style-name="ce6">
            <text:p>1.922412</text:p>
          </table:table-cell>
          <table:table-cell office:value-type="float" office:value="2.6825839999999999" table:style-name="ce6">
            <text:p>2.682584</text:p>
          </table:table-cell>
          <table:table-cell office:value-type="float" office:value="5.279039" table:style-name="ce6">
            <text:p>5.279039</text:p>
          </table:table-cell>
          <table:table-cell office:value-type="float" office:value="6.8483939999999999" table:style-name="ce6">
            <text:p>6.848394</text:p>
          </table:table-cell>
          <table:table-cell office:value-type="float" office:value="5.5913709999999996" table:style-name="ce6">
            <text:p>5.591371</text:p>
          </table:table-cell>
          <table:table-cell office:value-type="float" office:value="5.1322260000000002" table:style-name="ce6">
            <text:p>5.132226</text:p>
          </table:table-cell>
          <table:table-cell office:value-type="float" office:value="11.523007" table:style-name="ce6">
            <text:p>11.523007</text:p>
          </table:table-cell>
          <table:table-cell office:value-type="float" office:value="30.716930000000001" table:style-name="ce6">
            <text:p>30.71693</text:p>
          </table:table-cell>
          <table:table-cell office:value-type="float" office:value="49.163255999999997" table:style-name="ce6">
            <text:p>49.163256</text:p>
          </table:table-cell>
          <table:table-cell office:value-type="float" office:value="107.51141800000001" table:style-name="ce6">
            <text:p>107.511418</text:p>
          </table:table-cell>
          <table:table-cell office:value-type="float" office:value="212.40759700000001" table:style-name="ce6">
            <text:p>212.407597</text:p>
          </table:table-cell>
          <table:table-cell office:value-type="float" office:value="519.72886400000004" table:style-name="ce6">
            <text:p>519.728864</text:p>
          </table:table-cell>
          <table:table-cell office:value-type="float" office:value="880.22823000000005" table:style-name="ce6">
            <text:p>880.22823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9">
            <text:p>AVG_CPU</text:p>
          </table:table-cell>
          <table:table-cell office:value-type="float" office:value="1.5470588000000001" table:formula="of:=AVERAGE([.B10:.B14])" table:style-name="ce9">
            <text:p>1.5470588</text:p>
          </table:table-cell>
          <table:table-cell office:value-type="float" office:value="2.0244226000000003" table:formula="of:=AVERAGE([.C10:.C14])" table:style-name="ce9">
            <text:p>2.0244226</text:p>
          </table:table-cell>
          <table:table-cell office:value-type="float" office:value="2.8175032" table:formula="of:=AVERAGE([.D10:.D14])" table:style-name="ce9">
            <text:p>2.8175032</text:p>
          </table:table-cell>
          <table:table-cell office:value-type="float" office:value="4.5073646000000007" table:formula="of:=AVERAGE([.E10:.E14])" table:style-name="ce9">
            <text:p>4.5073646</text:p>
          </table:table-cell>
          <table:table-cell office:value-type="float" office:value="7.2787666" table:formula="of:=AVERAGE([.F10:.F14])" table:style-name="ce9">
            <text:p>7.2787666</text:p>
          </table:table-cell>
          <table:table-cell office:value-type="float" office:value="11.495559200000001" table:formula="of:=AVERAGE([.G10:.G14])" table:style-name="ce9">
            <text:p>11.4955592</text:p>
          </table:table-cell>
          <table:table-cell office:value-type="float" office:value="5.2381238000000003" table:formula="of:=AVERAGE([.H10:.H14])" table:style-name="ce9">
            <text:p>5.2381238</text:p>
          </table:table-cell>
          <table:table-cell office:value-type="float" office:value="11.1448146" table:formula="of:=AVERAGE([.I10:.I14])" table:style-name="ce9">
            <text:p>11.1448146</text:p>
          </table:table-cell>
          <table:table-cell office:value-type="float" office:value="26.097599199999998" table:formula="of:=AVERAGE([.J10:.J14])" table:style-name="ce9">
            <text:p>26.0975992</text:p>
          </table:table-cell>
          <table:table-cell office:value-type="float" office:value="48.191071799999996" table:formula="of:=AVERAGE([.K10:.K14])" table:style-name="ce9">
            <text:p>48.1910718</text:p>
          </table:table-cell>
          <table:table-cell office:value-type="float" office:value="104.99944300000001" table:formula="of:=AVERAGE([.L10:.L14])" table:style-name="ce9">
            <text:p>104.999443</text:p>
          </table:table-cell>
          <table:table-cell office:value-type="float" office:value="217.1293866" table:formula="of:=AVERAGE([.M10:.M14])" table:style-name="ce9">
            <text:p>217.1293866</text:p>
          </table:table-cell>
          <table:table-cell office:value-type="float" office:value="462.13896520000009" table:formula="of:=AVERAGE([.N10:.N14])" table:style-name="ce9">
            <text:p>462.1389652</text:p>
          </table:table-cell>
          <table:table-cell office:value-type="float" office:value="899.16871119999996" table:formula="of:=AVERAGE([.O10:.O14])" table:style-name="ce9">
            <text:p>899.1687112</text:p>
          </table:table-cell>
          <table:table-cell table:number-columns-repeated="16369" table:style-name="ce1"/>
        </table:table-row>
        <table:table-row table:style-name="ro1">
          <table:table-cell table:number-columns-repeated="5" table:style-name="ce1"/>
          <table:table-cell table:style-name="ce1">
            <draw:frame draw:z-index="1" draw:id="id0" draw:style-name="a0" draw:name="Grafico 1" svg:x="0.09167in" svg:y="0.07083in" svg:width="5in" svg:height="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8" table:style-name="ce1"/>
        </table:table-row>
        <table:table-row table:number-rows-repeated="76" table:style-name="ro1">
          <table:table-cell table:number-columns-repeated="16384"/>
        </table:table-row>
        <table:table-row table:style-name="ro1">
          <table:table-cell table:number-columns-repeated="2"/>
          <table:table-cell table:style-name="ce2"/>
          <table:table-cell table:number-columns-repeated="16381"/>
        </table:table-row>
        <table:table-row table:number-rows-repeated="6" table:style-name="ro1">
          <table:table-cell table:number-columns-repeated="16384"/>
        </table:table-row>
        <table:table-row table:style-name="ro1">
          <table:table-cell table:number-columns-repeated="2"/>
          <table:table-cell table:style-name="ce2"/>
          <table:table-cell table:number-columns-repeated="16381"/>
        </table:table-row>
        <table:table-row table:number-rows-repeated="6" table:style-name="ro1">
          <table:table-cell table:number-columns-repeated="16384"/>
        </table:table-row>
        <table:table-row table:style-name="ro1">
          <table:table-cell table:number-columns-repeated="2"/>
          <table:table-cell table:style-name="ce2"/>
          <table:table-cell table:number-columns-repeated="16381"/>
        </table:table-row>
        <table:table-row table:number-rows-repeated="104846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number:time-style style:name="N25">
      <number:hours number:style="long"/>
      <number:text>:</number:text>
      <number:minutes number:style="long"/>
    </number:time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7531</meta:generator>
    <meta:initial-creator>Riccardo Fiorentini</meta:initial-creator>
    <dc:creator>Riccardo Fiorentini</dc:creator>
    <meta:creation-date>2024-05-19T17:57:57Z</meta:creation-date>
    <dc:date>2024-05-20T07:24:24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100" chart:link-data-style-to-source="true" chart:visible="true" chart:logarithmic="tru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1" chart:minor-logarithmic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156082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25in" svg:stroke-color="#e97132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16.0pt" svg:width="360.0pt" chart:style-name="Crt0">
        <chart:title chart:style-name="CT00">
          <text:p text:style-name="a0" text:class-names="" text:cond-style-name="">Titolo del grafico</text:p>
        </chart:title>
        <chart:legend chart:legend-position="bottom" chart:legend-align="center" chart:style-name="Lgnd"/>
        <chart:plot-area chart:style-name="Plt0">
          <chart:axis chart:dimension="x" chart:name="primary-x" chart:style-name="Axs0">
            <chart:categories table:cell-range-address="Foglio1.$B$2:.$P$2"/>
          </chart:axis>
          <chart:axis chart:dimension="y" chart:name="primary-y" chart:style-name="Axs1">
            <chart:grid chart:class="major" chart:style-name="GMa1"/>
          </chart:axis>
          <chart:series chart:label-cell-address="Foglio1.$A$8" chart:values-cell-range-address="Foglio1.$B$8:.$P$8" chart:class="chart:line" chart:attached-axis="primary-y" chart:style-name="G0S0">
            <chart:data-point chart:repeated="15"/>
          </chart:series>
          <chart:series chart:label-cell-address="Foglio1.$A$15" chart:values-cell-range-address="Foglio1.$B$15:.$O$15" chart:class="chart:line" chart:attached-axis="primary-y" chart:style-name="G0S1">
            <chart:data-point chart:repeated="14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